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fr" fo:country="FR"/>
      <style:map style:condition="is-true-formula(ISEVEN(QUOTIENT((ROW() - 2);3) + 1))" style:apply-style-name="Accent_20_3" style:base-cell-address="Feuille2.A1"/>
    </style:style>
    <style:style style:name="ce2" style:family="table-cell" style:parent-style-name="Default">
      <style:map style:condition="is-true-formula(ISEVEN(QUOTIENT((ROW() - 2);3) + 1))" style:apply-style-name="Accent_20_3" style:base-cell-address="Feuille2.A2"/>
    </style:style>
    <style:style style:name="ce3" style:family="table-cell" style:parent-style-name="Default">
      <style:map style:condition="is-true-formula(ISEVEN(QUOTIENT((ROW() - 2);3) + 1))" style:apply-style-name="Accent_20_3" style:base-cell-address="Feuille2.A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2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 calcext:value-type="string">
            <text:p>trinome</text:p>
          </table:table-cell>
          <table:table-cell table:style-name="ce3" office:value-type="string" calcext:value-type="string">
            <text:p>Rang</text:p>
          </table:table-cell>
          <table:table-cell table:style-name="ce3" office:value-type="string" calcext:value-type="string">
            <text:p>Libre</text:p>
          </table:table-cell>
          <table:table-cell table:style-name="ce3" office:value-type="string" calcext:value-type="string">
            <text:p>Gr.TP</text:p>
          </table:table-cell>
          <table:table-cell table:style-name="ce3" office:value-type="string" calcext:value-type="string">
            <text:p>Gr. TD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LV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table:style-name="ce2" office:value-type="string" calcext:value-type="string">
            <text:p>Espagn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Allemand</text:p>
          </table:table-cell>
          <table:table-cell office:value-type="string" calcext:value-type="string">
            <text:p>Anglai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Allem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Itali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Étudiant 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Étudiant 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Étudiant 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nglais</text:p>
          </table:table-cell>
          <table:table-cell/>
        </table:table-row>
        <calcext:conditional-formats>
          <calcext:conditional-format calcext:target-range-address="Feuille2.A5:Feuille2.E49 Feuille2.A2:Feuille2.E49 Feuille2.G2:Feuille2.G4 Feuille2.F5:Feuille2.F5">
            <calcext:condition calcext:apply-style-name="Accent 3" calcext:value="formula-is(ISEVEN(QUOTIENT((ROW() - 2);3) + 1))" calcext:base-cell-address="Feuille2.A2"/>
          </calcext:conditional-format>
          <calcext:conditional-format calcext:target-range-address="Feuille2.A1:Feuille2.G49">
            <calcext:condition calcext:apply-style-name="Accent 3" calcext:value="formula-is(ISEVEN(QUOTIENT((ROW() - 2);3) + 1))" calcext:base-cell-address="Feuille2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day/>
      <number:text>/</number:text>
      <number:month/>
    </number:date-style>
    <number:time-style style:name="N152" number:truncate-on-overflow="false">
      <number:hours/>
      <number:text>h</number:text>
    </number:time-style>
    <number:time-style style:name="N153">
      <number:hours/>
      <number:text>h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page-layout style:name="Mpm4">
      <style:page-layout-properties fo:page-width="27.94cm" fo:page-height="21.59cm" style:num-format="1" style:print-orientation="landscape" fo:margin-top="0.4cm" fo:margin-bottom="0.499cm" fo:margin-left="0.6cm" fo:margin-right="0.6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-0.101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 style:data-style-name="N2" text:time-value="20:04:35.8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roupes" style:display-name="PageStyle_groupe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oscope_20_v1" style:display-name="PageStyle_Colloscope v1" style:page-layout-name="Mpm4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ord_20_étudiants" style:display-name="PageStyle_coord étudiant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leurs" style:display-name="PageStyle_colleurs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8T20:13:45.490000000</dc:date>
    <meta:editing-duration>PT15M57S</meta:editing-duration>
    <meta:editing-cycles>9</meta:editing-cycles>
    <meta:generator>LibreOffice/7.5.9.2$Windows_X86_64 LibreOffice_project/cdeefe45c17511d326101eed8008ac4092f278a9</meta:generator>
    <meta:document-statistic meta:table-count="1" meta:cell-count="301" meta:object-count="0"/>
  </office:meta>
</office:document-meta>
</file>